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833d" officeooo:paragraph-rsid="0014833d" style:font-weight-asian="bold" style:font-weight-complex="bold"/>
    </style:style>
    <style:style style:name="P2" style:family="paragraph" style:parent-style-name="Standard">
      <style:text-properties style:text-underline-style="none" fo:font-weight="normal" officeooo:rsid="0014833d" officeooo:paragraph-rsid="0014833d" style:font-weight-asian="normal" style:font-weight-complex="normal"/>
    </style:style>
    <style:style style:name="P3" style:family="paragraph" style:parent-style-name="Standard" style:list-style-name="L1">
      <style:text-properties style:text-underline-style="none" fo:font-weight="normal" officeooo:rsid="0014833d" officeooo:paragraph-rsid="0014833d" style:font-weight-asian="normal" style:font-weight-complex="normal"/>
    </style:style>
    <style:style style:name="P4" style:family="paragraph" style:parent-style-name="Standard">
      <style:text-properties style:text-underline-style="none" fo:font-weight="normal" officeooo:rsid="001573f0" officeooo:paragraph-rsid="001573f0" style:font-weight-asian="normal" style:font-weight-complex="normal"/>
    </style:style>
    <style:style style:name="P5" style:family="paragraph" style:parent-style-name="Standard" style:list-style-name="L2">
      <style:text-properties style:text-underline-style="none" fo:font-weight="normal" officeooo:rsid="001573f0" officeooo:paragraph-rsid="001573f0" style:font-weight-asian="normal" style:font-weight-complex="normal"/>
    </style:style>
    <style:style style:name="P6" style:family="paragraph" style:parent-style-name="Standard" style:list-style-name="L2">
      <style:text-properties style:text-underline-style="none" fo:font-weight="normal" officeooo:rsid="0016abb3" officeooo:paragraph-rsid="0016abb3" style:font-weight-asian="normal" style:font-weight-complex="normal"/>
    </style:style>
    <style:style style:name="P7" style:family="paragraph" style:parent-style-name="Standard" style:list-style-name="L2">
      <style:text-properties fo:font-style="normal" style:text-underline-style="none" fo:font-weight="normal" officeooo:rsid="0016abb3" officeooo:paragraph-rsid="0016abb3"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16abb3" officeooo:paragraph-rsid="0016abb3"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841f7" officeooo:paragraph-rsid="001841f7"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841f7" officeooo:paragraph-rsid="001affd2" style:font-style-asian="normal" style:font-weight-asian="normal" style:font-style-complex="normal" style:font-weight-complex="normal"/>
    </style:style>
    <style:style style:name="P11" style:family="paragraph" style:parent-style-name="Standard">
      <style:text-properties fo:font-style="normal" style:text-underline-style="none" fo:font-weight="bold" officeooo:rsid="001841f7" officeooo:paragraph-rsid="001841f7" style:font-style-asian="normal" style:font-weight-asian="bold" style:font-style-complex="normal" style:font-weight-complex="bold"/>
    </style:style>
    <style:style style:name="P12" style:family="paragraph" style:parent-style-name="Standard">
      <style:text-properties fo:font-style="normal" style:text-underline-style="none" fo:font-weight="bold" officeooo:rsid="001841f7" officeooo:paragraph-rsid="001affd2" style:font-style-asian="normal" style:font-weight-asian="bold" style:font-style-complex="normal" style:font-weight-complex="bold"/>
    </style:style>
    <style:style style:name="P13" style:family="paragraph" style:parent-style-name="Standard">
      <style:text-properties style:font-name="FreeMono" fo:font-style="normal" style:text-underline-style="none" fo:font-weight="normal" officeooo:rsid="001841f7" officeooo:paragraph-rsid="001841f7" style:font-style-asian="normal" style:font-weight-asian="normal" style:font-style-complex="normal" style:font-weight-complex="normal"/>
    </style:style>
    <style:style style:name="P14" style:family="paragraph" style:parent-style-name="Standard">
      <style:text-properties style:font-name="FreeMono" fo:font-style="normal" style:text-underline-style="none" fo:font-weight="normal" officeooo:rsid="001841f7" officeooo:paragraph-rsid="001affd2" style:font-style-asian="normal" style:font-weight-asian="normal" style:font-style-complex="normal" style:font-weight-complex="normal"/>
    </style:style>
    <style:style style:name="P15" style:family="paragraph" style:parent-style-name="Standard">
      <style:text-properties style:font-name="FreeMono" fo:font-style="normal" style:text-underline-style="none" fo:font-weight="normal" officeooo:rsid="0019a9a5" officeooo:paragraph-rsid="0019a9a5" style:font-style-asian="normal" style:font-weight-asian="normal" style:font-style-complex="normal" style:font-weight-complex="normal"/>
    </style:style>
    <style:style style:name="P16" style:family="paragraph" style:parent-style-name="Standard">
      <style:text-properties style:font-name="FreeMono" fo:font-style="normal" style:text-underline-style="none" fo:font-weight="normal" officeooo:rsid="0019a9a5" officeooo:paragraph-rsid="001affd2" style:font-style-asian="normal" style:font-weight-asian="normal" style:font-style-complex="normal" style:font-weight-complex="normal"/>
    </style:style>
    <style:style style:name="P17" style:family="paragraph" style:parent-style-name="Standard">
      <style:text-properties style:font-name="Liberation Serif" fo:font-style="normal" style:text-underline-style="none" fo:font-weight="normal" officeooo:rsid="001bc7d8" officeooo:paragraph-rsid="001bc7d8" style:font-style-asian="normal" style:font-weight-asian="normal" style:font-style-complex="normal" style:font-weight-complex="normal"/>
    </style:style>
    <style:style style:name="P18" style:family="paragraph" style:parent-style-name="Standard">
      <style:text-properties style:font-name="Liberation Serif" fo:font-style="normal" style:text-underline-style="none" fo:font-weight="normal" officeooo:rsid="001d3bae" officeooo:paragraph-rsid="001d3bae" style:font-style-asian="normal" style:font-weight-asian="normal" style:font-style-complex="normal" style:font-weight-complex="normal"/>
    </style:style>
    <style:style style:name="P19" style:family="paragraph" style:parent-style-name="Standard" style:list-style-name="L3">
      <style:text-properties style:font-name="Liberation Serif" fo:font-style="normal" style:text-underline-style="none" fo:font-weight="normal" officeooo:rsid="001e23f1" officeooo:paragraph-rsid="001e23f1" style:font-style-asian="normal" style:font-weight-asian="normal" style:font-style-complex="normal" style:font-weight-complex="normal"/>
    </style:style>
    <style:style style:name="P20" style:family="paragraph" style:parent-style-name="Standard">
      <style:text-properties style:font-name="Liberation Serif" fo:font-style="normal" style:text-underline-style="none" fo:font-weight="normal" officeooo:rsid="001e23f1" officeooo:paragraph-rsid="001e23f1"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9a9a5"/>
    </style:style>
    <style:style style:name="T4" style:family="text">
      <style:text-properties officeooo:rsid="001affd2"/>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8 – Notes</text:p>
      <text:p text:style-name="P1"/>
      <text:p text:style-name="P2">A <text:span text:style-name="T1">declaration</text:span><text:span text:style-name="T2"> is a statement that introduces a name into a scope.</text:span></text:p>
      <text:list xml:id="list2510416837024397077" text:style-name="L1">
        <text:list-item>
          <text:p text:style-name="P3"><text:span text:style-name="T2">Specifying a type for what is named (e.g. a variable or a function)</text:span></text:p>
        </text:list-item>
        <text:list-item>
          <text:p text:style-name="P3"><text:span text:style-name="T2">Optionally, specifying an initializer (e.g. an initializer value or a function body)</text:span></text:p>
        </text:list-item>
      </text:list>
      <text:p text:style-name="P2"><text:span text:style-name="T2"/></text:p>
      <text:p text:style-name="P2"><text:span text:style-name="T2">A declaration that (also) fully specifies the entity declared is called a </text:span><text:span text:style-name="T1">definition</text:span><text:span text:style-name="T2">.</text:span></text:p>
      <text:p text:style-name="P2"><text:span text:style-name="T2"/></text:p>
      <text:p text:style-name="P2"><text:span text:style-name="T2">The declaration/definition distinction reflects the fundamental distinction between what we need to use something (an interface) and what we need for that something to do what it is supposed to (an implementation).</text:span></text:p>
      <text:p text:style-name="P2"><text:span text:style-name="T2"/></text:p>
      <text:p text:style-name="P4"><text:span text:style-name="T2">There are several kinds of scopes that we use to control where our names can be used:</text:span></text:p>
      <text:list xml:id="list1304125288532235965" text:style-name="L2">
        <text:list-item>
          <text:p text:style-name="P5"><text:span text:style-name="T2">The </text:span><text:span text:style-name="T1">global</text:span><text:span text:style-name="T2"> scope: the area of text outside any other scope.</text:span></text:p>
        </text:list-item>
        <text:list-item>
          <text:p text:style-name="P5"><text:span text:style-name="T2">A </text:span><text:span text:style-name="T1">namespace scope:</text:span><text:span text:style-name="T2"> a named scope nested in the global scope or in another namespace.</text:span></text:p>
        </text:list-item>
        <text:list-item>
          <text:p text:style-name="P5"><text:span text:style-name="T2">A </text:span><text:span text:style-name="T1">class scope</text:span><text:span text:style-name="T2">: the area of text within a class.</text:span></text:p>
        </text:list-item>
        <text:list-item>
          <text:p text:style-name="P6"><text:span text:style-name="T2">A </text:span><text:span text:style-name="T1">local scope</text:span><text:span text:style-name="T2">: between {…} braces of a block or in a function argument list.</text:span></text:p>
        </text:list-item>
        <text:list-item>
          <text:p text:style-name="P7">A <text:span text:style-name="T1">statement scope</text:span>: e.g. in a for-statement.</text:p>
        </text:list-item>
      </text:list>
      <text:p text:style-name="P8"/>
      <text:p text:style-name="P11">Pass-by-<text:span text:style-name="T3">value</text:span></text:p>
      <text:p text:style-name="P9"/>
      <text:p text:style-name="P13">void print<text:span text:style-name="T3">(vector&lt;double&gt; v)</text:span></text:p>
      <text:p text:style-name="P15">{</text:p>
      <text:p text:style-name="P15"><text:tab/>cout &lt;&lt; “{“;</text:p>
      <text:p text:style-name="P15"><text:tab/>for(int i = 0; i &lt; v.size(); ++i){</text:p>
      <text:p text:style-name="P15"><text:tab/><text:tab/>cout &lt;&lt; v[i];</text:p>
      <text:p text:style-name="P15"><text:tab/><text:tab/>if(i != v.size()-1 cout &lt;&lt; “,”;</text:p>
      <text:p text:style-name="P15"><text:tab/>}</text:p>
      <text:p text:style-name="P15"><text:tab/>cout &lt;&lt; “}\n”;</text:p>
      <text:p text:style-name="P15">}</text:p>
      <text:p text:style-name="P15"/>
      <text:p text:style-name="P12">Pass-by-<text:span text:style-name="T4">const-reference</text:span></text:p>
      <text:p text:style-name="P10"/>
      <text:p text:style-name="P14">void print<text:span text:style-name="T3">(vector&lt;double&gt;&amp; v)</text:span></text:p>
      <text:p text:style-name="P16">{</text:p>
      <text:p text:style-name="P16"><text:tab/>cout &lt;&lt; “{“;</text:p>
      <text:p text:style-name="P16"><text:tab/>for(int i = 0; i &lt; v.size(); ++i){</text:p>
      <text:p text:style-name="P16"><text:tab/><text:tab/>cout &lt;&lt; v[i];</text:p>
      <text:p text:style-name="P16"><text:tab/><text:tab/>if(i != v.size()-1 cout &lt;&lt; “,”;</text:p>
      <text:p text:style-name="P16"><text:tab/>}</text:p>
      <text:p text:style-name="P16"><text:tab/>cout &lt;&lt; “}\n”;</text:p>
      <text:p text:style-name="P16">}</text:p>
      <text:p text:style-name="P16"/>
      <text:p text:style-name="P17">The <text:span text:style-name="T5">&amp;</text:span> means “reference” and the <text:span text:style-name="T5">const</text:span> is there to stop print( ) modifying its argument by accident.</text:p>
      <text:p text:style-name="P17"/>
      <text:p text:style-name="P18">A reference is a construct that allows a user to declare a new name for an object.</text:p>
      <text:p text:style-name="P18"/>
      <text:list xml:id="list4216432978550882059" text:style-name="L3">
        <text:list-item>
          <text:p text:style-name="P19">Use pass-by-value to pass very small objects.</text:p>
        </text:list-item>
        <text:list-item>
          <text:p text:style-name="P19">Use pass-by-const-reference to pass large objects that you don’t need to modify.</text:p>
        </text:list-item>
        <text:list-item>
          <text:p text:style-name="P19">Return a result rather than modifying an object through a reference argument.</text:p>
        </text:list-item>
        <text:list-item>
          <text:p text:style-name="P19">Use pass-by-reference only when you have to.</text:p>
        </text:list-item>
      </text:list>
      <text:p text:style-name="P20"/>
      <text:p text:style-name="P20"/>
      <text:p text:style-name="P20"><text:soft-page-break/>If we use a reference simply to avoid copying, we use a <text:span text:style-name="T5">const</text:span> reference. Consequently, when we see a non-<text:span text:style-name="T5">const</text:span>-reference argument, we assume that the function changes the value of its argument; that is, when we see a pass-by-non-<text:span text:style-name="T5">const</text:span>-reference we assume that not only can that function modify the argument passed, but it will, so that we have to look extra carefuly at the call to make sure that it does what we expect it to do.</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1:13:27.323401082</meta:creation-date>
    <meta:generator>LibreOffice/5.1.6.2$Linux_X86_64 LibreOffice_project/10m0$Build-2</meta:generator>
    <dc:date>2018-04-02T13:45:35.237437975</dc:date>
    <meta:editing-duration>PT2H10M23S</meta:editing-duration>
    <meta:editing-cycles>7</meta:editing-cycles>
    <meta:document-statistic meta:table-count="0" meta:image-count="0" meta:object-count="0" meta:page-count="2" meta:paragraph-count="39" meta:word-count="381" meta:character-count="2120" meta:non-whitespace-character-count="1772"/>
  </office:meta>
</office:document-meta>
</file>